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.1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T1" style:family="text">
      <style:text-properties fo:font-family="Arial" style:font-family-generic="swiss" style:font-pitch="variable" fo:font-size="12pt" style:font-size-asian="12pt" style:font-size-complex="12pt"/>
    </style:style>
    <style:style style:name="T2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1cm" svg:y="-5cm"/>
          <draw:glue-point draw:id="5" svg:x="-1cm" svg:y="5cm"/>
          <draw:glue-point draw:id="6" svg:x="-3cm" svg:y="-5cm"/>
          <draw:glue-point draw:id="7" svg:x="-3cm" svg:y="5cm" draw:escape-direction="down"/>
          <draw:line draw:style-name="gr1" draw:text-style-name="P1" draw:layer="layout" svg:x1="2.25cm" svg:y1="0.5cm" svg:x2="2.25cm" svg:y2="1.25cm">
            <text:p/>
          </draw:line>
          <draw:custom-shape draw:style-name="gr2" draw:text-style-name="P1" draw:layer="layout" svg:width="-0.5cm" svg:height="-0.5cm" svg:x="2.5cm" svg:y="1.75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2.25cm" svg:y1="1.75cm" svg:x2="2.25cm" svg:y2="2.5cm">
            <text:p/>
          </draw:line>
          <draw:line draw:style-name="gr1" draw:text-style-name="P1" draw:layer="layout" svg:x1="2cm" svg:y1="1.75cm" svg:x2="2.5cm" svg:y2="1.75cm">
            <text:p/>
          </draw:line>
          <draw:line draw:style-name="gr3" draw:text-style-name="P1" draw:layer="layout" svg:x1="2.75cm" svg:y1="1.5cm" svg:x2="3cm" svg:y2="1.75cm">
            <text:p/>
          </draw:line>
          <draw:line draw:style-name="gr3" draw:text-style-name="P1" draw:layer="layout" svg:x1="2.65cm" svg:y1="1.6cm" svg:x2="2.9cm" svg:y2="1.85cm">
            <text:p/>
          </draw:line>
        </draw:g>
        <draw:g>
          <draw:line draw:style-name="gr1" draw:text-style-name="P1" draw:layer="layout" svg:x1="2.25cm" svg:y1="4.75cm" svg:x2="2.25cm" svg:y2="4.25cm">
            <text:p/>
          </draw:line>
          <draw:line draw:style-name="gr1" draw:text-style-name="P1" draw:layer="layout" svg:x1="1.75cm" svg:y1="4.75cm" svg:x2="2.75cm" svg:y2="4.75cm">
            <text:p/>
          </draw:line>
          <draw:line draw:style-name="gr1" draw:text-style-name="P1" draw:layer="layout" svg:x1="2cm" svg:y1="5cm" svg:x2="2.5cm" svg:y2="5cm">
            <text:p/>
          </draw:line>
          <draw:line draw:style-name="gr1" draw:text-style-name="P1" draw:layer="layout" svg:x1="2.13cm" svg:y1="5.25cm" svg:x2="2.38cm" svg:y2="5.25cm">
            <text:p/>
          </draw:line>
        </draw:g>
        <draw:polyline draw:style-name="gr4" draw:text-style-name="P1" draw:layer="layout" svg:width="1.999cm" svg:height="0.499cm" draw:transform="rotate (-1.57079632679579) translate (2.49999999999962cm 2.24999999999986cm)" svg:viewBox="0 0 2000 500" draw:points="0,250 250,250 375,500 625,0 875,500 1125,0 1375,500 1625,0 1750,250 2000,250">
          <text:p/>
        </draw:polyline>
        <draw:frame draw:style-name="gr5" draw:text-style-name="P2" draw:layer="layout" svg:width="0.75cm" svg:height="0.5cm" svg:x="2.5cm" svg:y="3cm">
          <draw:text-box>
            <text:p text:style-name="P1"><text:span text:style-name="T1">R</text:span></text:p>
          </draw:text-box>
        </draw:frame>
        <draw:g>
          <draw:frame draw:style-name="gr6" draw:text-style-name="P3" draw:layer="layout" svg:width="1.25cm" svg:height="0.5cm" svg:x="0.25cm" svg:y="0.25cm">
            <draw:text-box>
              <text:p text:style-name="P1"><text:span text:style-name="T2">LED</text:span></text:p>
            </draw:text-box>
          </draw:frame>
          <draw:polygon draw:style-name="gr4" draw:text-style-name="P1" draw:layer="layout" svg:width="0.499cm" svg:height="1.499cm" draw:transform="rotate (-1.57079632679579) translate (1.74999999999986cm 0.24999999999911cm)" svg:viewBox="0 0 500 1500" draw:points="0,1500 500,1500 500,250 250,0 0,250">
            <text:p/>
          </draw:polygon>
        </draw:g>
        <draw:polyline draw:style-name="gr4" draw:text-style-name="P1" draw:layer="layout" svg:width="0.499cm" svg:height="0.249cm" svg:x="1.75cm" svg:y="0.5cm" svg:viewBox="0 0 500 250" draw:points="0,0 500,0 500,25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3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8T23:19:04.53</dc:date>
    <meta:editing-duration>PT27M4S</meta:editing-duration>
    <meta:editing-cycles>28</meta:editing-cycles>
    <meta:document-statistic meta:object-count="18"/>
  </office:meta>
</office:document-meta>
</file>